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Bea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.setScope( String newSco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.getSc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.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stBean.setName( String new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.TestBean( String newName , String newSco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